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CosmicRay</text:p>
          </table:table-cell>
          <table:table-cell table:style-name="Default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81.17" calcext:value-type="float">
            <text:p>81,17</text:p>
          </table:table-cell>
          <table:table-cell office:value-type="float" office:value="86.11" calcext:value-type="float">
            <text:p>86,11</text:p>
          </table:table-cell>
          <table:table-cell office:value-type="float" office:value="92.68" calcext:value-type="float">
            <text:p>92,68</text:p>
          </table:table-cell>
          <table:table-cell office:value-type="float" office:value="80.09" calcext:value-type="float">
            <text:p>80,09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66.13" calcext:value-type="float">
            <text:p>66,13</text:p>
          </table:table-cell>
          <table:table-cell office:value-type="float" office:value="60.61" calcext:value-type="float">
            <text:p>60,61</text:p>
          </table:table-cell>
          <table:table-cell office:value-type="float" office:value="48.15" calcext:value-type="float">
            <text:p>48,15</text:p>
          </table:table-cell>
          <table:table-cell office:value-type="float" office:value="72.9" calcext:value-type="float">
            <text:p>72,9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74.56" calcext:value-type="float">
            <text:p>74,56</text:p>
          </table:table-cell>
          <table:table-cell office:value-type="float" office:value="72.63" calcext:value-type="float">
            <text:p>72,63</text:p>
          </table:table-cell>
          <table:table-cell office:value-type="float" office:value="60" calcext:value-type="float">
            <text:p>60</text:p>
          </table:table-cell>
          <table:table-cell office:value-type="float" office:value="75.95" calcext:value-type="float">
            <text:p>75,95</text:p>
          </table:table-cell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92.45" calcext:value-type="float">
            <text:p>92,45</text:p>
          </table:table-cell>
          <table:table-cell office:value-type="float" office:value="88.24" calcext:value-type="float">
            <text:p>88,24</text:p>
          </table:table-cell>
          <table:table-cell office:value-type="float" office:value="95.45" calcext:value-type="float">
            <text:p>95,4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84" calcext:value-type="float">
            <text:p>84</text:p>
          </table:table-cell>
          <table:table-cell office:value-type="float" office:value="73.77" calcext:value-type="float">
            <text:p>73,77</text:p>
          </table:table-cell>
          <table:table-cell office:value-type="float" office:value="85.71" calcext:value-type="float">
            <text:p>85,71</text:p>
          </table:table-cell>
          <table:table-cell office:value-type="float" office:value="87.14" calcext:value-type="float">
            <text:p>87,14</text:p>
          </table:table-cell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9.64" calcext:value-type="float">
            <text:p>79,64</text:p>
          </table:table-cell>
          <table:table-cell office:value-type="float" office:value="78.95" calcext:value-type="float">
            <text:p>78,95</text:p>
          </table:table-cell>
          <table:table-cell office:value-type="float" office:value="91.67" calcext:value-type="float">
            <text:p>91,67</text:p>
          </table:table-cell>
          <table:table-cell office:value-type="float" office:value="72.6" calcext:value-type="float">
            <text:p>72,6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88.68" calcext:value-type="float">
            <text:p>88,68</text:p>
          </table:table-cell>
          <table:table-cell office:value-type="float" office:value="84.09" calcext:value-type="float">
            <text:p>84,09</text:p>
          </table:table-cell>
          <table:table-cell office:value-type="float" office:value="81.48" calcext:value-type="float">
            <text:p>81,48</text:p>
          </table:table-cell>
          <table:table-cell office:value-type="float" office:value="88.64" calcext:value-type="float">
            <text:p>88,64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79.34" calcext:value-type="float">
            <text:p>79,3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,37</text:p>
          </table:table-cell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1.82" calcext:value-type="float">
            <text:p>91,82</text:p>
          </table:table-cell>
          <table:table-cell office:value-type="float" office:value="76.09" calcext:value-type="float">
            <text:p>76,09</text:p>
          </table:table-cell>
          <table:table-cell office:value-type="float" office:value="76.67" calcext:value-type="float">
            <text:p>76,67</text:p>
          </table:table-cell>
          <table:table-cell office:value-type="float" office:value="90.28" calcext:value-type="float">
            <text:p>90,28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91.18" calcext:value-type="float">
            <text:p>91,18</text:p>
          </table:table-cell>
          <table:table-cell office:value-type="float" office:value="87.04" calcext:value-type="float">
            <text:p>87,04</text:p>
          </table:table-cell>
          <table:table-cell office:value-type="float" office:value="70.59" calcext:value-type="float">
            <text:p>70,59</text:p>
          </table:table-cell>
          <table:table-cell office:value-type="float" office:value="93.24" calcext:value-type="float">
            <text:p>93,24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8.06" calcext:value-type="float">
            <text:p>88,06</text:p>
          </table:table-cell>
          <table:table-cell office:value-type="float" office:value="77.78" calcext:value-type="float">
            <text:p>77,78</text:p>
          </table:table-cell>
          <table:table-cell office:value-type="float" office:value="80.95" calcext:value-type="float">
            <text:p>80,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86.02" calcext:value-type="float">
            <text:p>86,02</text:p>
          </table:table-cell>
          <table:table-cell office:value-type="float" office:value="83.56" calcext:value-type="float">
            <text:p>83,56</text:p>
          </table:table-cell>
          <table:table-cell office:value-type="float" office:value="96" calcext:value-type="float">
            <text:p>96</text:p>
          </table:table-cell>
          <table:table-cell office:value-type="float" office:value="85.48" calcext:value-type="float">
            <text:p>85,48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91.44" calcext:value-type="float">
            <text:p>91,44</text:p>
          </table:table-cell>
          <table:table-cell office:value-type="float" office:value="83.16" calcext:value-type="float">
            <text:p>83,16</text:p>
          </table:table-cell>
          <table:table-cell office:value-type="float" office:value="74.29" calcext:value-type="float">
            <text:p>74,29</text:p>
          </table:table-cell>
          <table:table-cell office:value-type="float" office:value="80.22" calcext:value-type="float">
            <text:p>80,22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83.84" calcext:value-type="float">
            <text:p>83,84</text:p>
          </table:table-cell>
          <table:table-cell office:value-type="float" office:value="81.08" calcext:value-type="float">
            <text:p>81,08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,71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91.67" calcext:value-type="float">
            <text:p>91,67</text:p>
          </table:table-cell>
          <table:table-cell office:value-type="float" office:value="85" calcext:value-type="float">
            <text:p>85</text:p>
          </table:table-cell>
          <table:table-cell office:value-type="float" office:value="90.48" calcext:value-type="float">
            <text:p>90,48</text:p>
          </table:table-cell>
          <table:table-cell office:value-type="float" office:value="81.25" calcext:value-type="float">
            <text:p>81,25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46.96" calcext:value-type="float">
            <text:p>46,96</text:p>
          </table:table-cell>
          <table:table-cell office:value-type="float" office:value="62.3" calcext:value-type="float">
            <text:p>62,3</text:p>
          </table:table-cell>
          <table:table-cell office:value-type="float" office:value="57.69" calcext:value-type="float">
            <text:p>57,69</text:p>
          </table:table-cell>
          <table:table-cell office:value-type="float" office:value="45.41" calcext:value-type="float">
            <text:p>45,41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71.32" calcext:value-type="float">
            <text:p>71,32</text:p>
          </table:table-cell>
          <table:table-cell office:value-type="float" office:value="60.29" calcext:value-type="float">
            <text:p>60,29</text:p>
          </table:table-cell>
          <table:table-cell office:value-type="float" office:value="45.45" calcext:value-type="float">
            <text:p>45,45</text:p>
          </table:table-cell>
          <table:table-cell office:value-type="float" office:value="35.09" calcext:value-type="float">
            <text:p>35,09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89.66" calcext:value-type="float">
            <text:p>89,66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2" calcext:value-type="float">
            <text:p>84,62</text:p>
          </table:table-cell>
          <table:table-cell office:value-type="float" office:value="94.74" calcext:value-type="float">
            <text:p>94,74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83.23" calcext:value-type="float">
            <text:p>83,23</text:p>
          </table:table-cell>
          <table:table-cell office:value-type="float" office:value="68.42" calcext:value-type="float">
            <text:p>68,42</text:p>
          </table:table-cell>
          <table:table-cell office:value-type="float" office:value="62.5" calcext:value-type="float">
            <text:p>62,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87.7" calcext:value-type="float">
            <text:p>87,7</text:p>
          </table:table-cell>
          <table:table-cell office:value-type="float" office:value="65.96" calcext:value-type="float">
            <text:p>65,96</text:p>
          </table:table-cell>
          <table:table-cell office:value-type="float" office:value="68" calcext:value-type="float">
            <text:p>68</text:p>
          </table:table-cell>
          <table:table-cell office:value-type="float" office:value="84.72" calcext:value-type="float">
            <text:p>84,72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91.43" calcext:value-type="float">
            <text:p>91,43</text:p>
          </table:table-cell>
          <table:table-cell office:value-type="float" office:value="55.56" calcext:value-type="float">
            <text:p>55,56</text:p>
          </table:table-cell>
          <table:table-cell office:value-type="float" office:value="58.82" calcext:value-type="float">
            <text:p>58,8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82.8714285714286" calcext:value-type="float">
            <text:p>82,87</text:p>
          </table:table-cell>
          <table:table-cell table:style-name="ce1" table:formula="of:=AVERAGE([.C2:.C22])" office:value-type="float" office:value="75.1414285714286" calcext:value-type="float">
            <text:p>75,14</text:p>
          </table:table-cell>
          <table:table-cell table:style-name="ce1" table:formula="of:=AVERAGE([.D2:.D22])" office:value-type="float" office:value="74.8190476190476" calcext:value-type="float">
            <text:p>74,82</text:p>
          </table:table-cell>
          <table:table-cell table:style-name="ce1" table:formula="of:=AVERAGE([.E2:.E22])" office:value-type="float" office:value="79.7061904761905" calcext:value-type="float">
            <text:p>79,71</text:p>
          </table:table-cell>
          <table:table-cell/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0.7026624572332" calcext:value-type="float">
            <text:p>10,70</text:p>
          </table:table-cell>
          <table:table-cell table:style-name="ce1" table:formula="of:=STDEV([.C2:.C23])" office:value-type="float" office:value="10.0295763978888" calcext:value-type="float">
            <text:p>10,03</text:p>
          </table:table-cell>
          <table:table-cell table:style-name="ce1" table:formula="of:=STDEV([.D2:.D23])" office:value-type="float" office:value="14.8513308381572" calcext:value-type="float">
            <text:p>14,85</text:p>
          </table:table-cell>
          <table:table-cell table:style-name="ce1" table:formula="of:=STDEV([.E2:.E23])" office:value-type="float" office:value="15.4862112173534" calcext:value-type="float">
            <text:p>15,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7:03:06.692666206</dc:date>
    <meta:editing-duration>PT37M51S</meta:editing-duration>
    <meta:editing-cycles>5</meta:editing-cycles>
    <meta:generator>LibreOffice/7.3.7.2$Linux_X86_64 LibreOffice_project/30$Build-2</meta:generator>
    <meta:document-statistic meta:table-count="1" meta:cell-count="119" meta:object-count="0"/>
  </office:meta>
</office:document-meta>
</file>